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10:.B$383])" office:value-type="float" office:value="8" calcext:value-type="float">
            <text:p>8</text:p>
          </table:table-cell>
          <table:table-cell table:formula="of:=COUNTBLANK([.C$10:.C$383])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10:.B$383];&quot;TODO&quot;)" office:value-type="float" office:value="0" calcext:value-type="float">
            <text:p>0</text:p>
          </table:table-cell>
          <table:table-cell table:formula="of:=COUNTIF([.C$10:.C$383];&quot;TODO&quot;)" office:value-type="float" office:value="5" calcext:value-type="float">
            <text:p>5</text:p>
          </table:table-cell>
          <table:table-cell/>
          <table:table-cell office:value-type="string" calcext:value-type="string">
            <text:p>Add 7830 modcomp II protect emulation instructions. <text:s/>(They are done… I think)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10:.B$383];&quot;DONE&quot;)" office:value-type="float" office:value="351" calcext:value-type="float">
            <text:p>351</text:p>
          </table:table-cell>
          <table:table-cell table:formula="of:=COUNTIF([.C$10:.C$383];&quot;DONE&quot;)" office:value-type="float" office:value="318" calcext:value-type="float">
            <text:p>31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10:.B$383];&quot;-CANT-&quot;)" office:value-type="float" office:value="2" calcext:value-type="float">
            <text:p>2</text:p>
          </table:table-cell>
          <table:table-cell table:formula="of:=COUNTIF([.C$10:.C$383];&quot;-CANT-&quot;)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Part</text:p>
          </table:table-cell>
          <table:table-cell table:formula="of:=COUNTIF([.B$10:.B$383];&quot;PART&quot;)" office:value-type="float" office:value="13" calcext:value-type="float">
            <text:p>13</text:p>
          </table:table-cell>
          <table:table-cell table:formula="of:=COUNTIF([.C$10:.C$383];&quot;PART&quot;)" office:value-type="float" office:value="41" calcext:value-type="float">
            <text:p>4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5])" office:value-type="float" office:value="374" calcext:value-type="float">
            <text:p>374</text:p>
          </table:table-cell>
          <table:table-cell table:formula="of:=SUM([.C1:.C5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5" office:value-type="string" calcext:value-type="string">
            <text:p>OP-CODE</text:p>
          </table:table-cell>
          <table:table-cell table:style-name="ce25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10]&amp;&quot;  --  &quot;&amp;[.E10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1]&amp;&quot;  --  &quot;&amp;[.E11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2]&amp;&quot;  --  &quot;&amp;[.E12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5]&amp;&quot;  --  &quot;&amp;[.E15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6]&amp;&quot;  --  &quot;&amp;[.E16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9]&amp;&quot;  --  &quot;&amp;[.E19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1]&amp;&quot;  --  &quot;&amp;[.E21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2]&amp;&quot;  --  &quot;&amp;[.E22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3]&amp;&quot;  --  &quot;&amp;[.E23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4]&amp;&quot;  --  &quot;&amp;[.E24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6]&amp;&quot;  --  &quot;&amp;[.E26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7]&amp;&quot;  --  &quot;&amp;[.E27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8]&amp;&quot;  --  &quot;&amp;[.E28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30]&amp;&quot;  --  &quot;&amp;[.E30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2]&amp;&quot;  --  &quot;&amp;[.E32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3]&amp;&quot;  --  &quot;&amp;[.E33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5]&amp;&quot;  --  &quot;&amp;[.E35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6]&amp;&quot;  --  &quot;&amp;[.E36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40]&amp;&quot;  --  &quot;&amp;[.E40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3]&amp;&quot;  --  &quot;&amp;[.E43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4]&amp;&quot;  --  &quot;&amp;[.E44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6]&amp;&quot;  --  &quot;&amp;[.E46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8]&amp;&quot;  --  &quot;&amp;[.E48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/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50]&amp;&quot;  --  &quot;&amp;[.E50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1]&amp;&quot;  --  &quot;&amp;[.E51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2]&amp;&quot;  --  &quot;&amp;[.E52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3]&amp;&quot;  --  &quot;&amp;[.E53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4]&amp;&quot;  --  &quot;&amp;[.E54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5]&amp;&quot;  --  &quot;&amp;[.E55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6]&amp;&quot;  --  &quot;&amp;[.E56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7]&amp;&quot;  --  &quot;&amp;[.E57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9]&amp;&quot;  --  &quot;&amp;[.E59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2]&amp;&quot;  --  &quot;&amp;[.E62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5]&amp;&quot;  --  &quot;&amp;[.E65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7]&amp;&quot;  --  &quot;&amp;[.E67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8]&amp;&quot;  --  &quot;&amp;[.E68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0]&amp;&quot;  --  &quot;&amp;[.E70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1]&amp;&quot;  --  &quot;&amp;[.E71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3]&amp;&quot;  --  &quot;&amp;[.E73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4]&amp;&quot;  --  &quot;&amp;[.E74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6]&amp;&quot;  --  &quot;&amp;[.E76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7]&amp;&quot;  --  &quot;&amp;[.E77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9]&amp;&quot;  --  &quot;&amp;[.E79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0]&amp;&quot;  --  &quot;&amp;[.E80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1]&amp;&quot;  --  &quot;&amp;[.E81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4]&amp;&quot;  --  &quot;&amp;[.E84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01]&amp;&quot;  --  &quot;&amp;[.E10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2]&amp;&quot;  --  &quot;&amp;[.E102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3]&amp;&quot;  --  &quot;&amp;[.E103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4]&amp;&quot;  --  &quot;&amp;[.E104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5]&amp;&quot;  --  &quot;&amp;[.E105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6]&amp;&quot;  --  &quot;&amp;[.E106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7]&amp;&quot;  --  &quot;&amp;[.E107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8]&amp;&quot;  --  &quot;&amp;[.E108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9]&amp;&quot;  --  &quot;&amp;[.E109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1]&amp;&quot;  --  &quot;&amp;[.E111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2]&amp;&quot;  --  &quot;&amp;[.E112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3]&amp;&quot;  --  &quot;&amp;[.E113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4]&amp;&quot;  --  &quot;&amp;[.E114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5]&amp;&quot;  --  &quot;&amp;[.E115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6]&amp;&quot;  --  &quot;&amp;[.E116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7]&amp;&quot;  --  &quot;&amp;[.E117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8]&amp;&quot;  --  &quot;&amp;[.E118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2]&amp;&quot;  --  &quot;&amp;[.E122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6]&amp;&quot;  --  &quot;&amp;[.E126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8]&amp;&quot;  --  &quot;&amp;[.E128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1]&amp;&quot;  --  &quot;&amp;[.E131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5]&amp;&quot;  --  &quot;&amp;[.E135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6]&amp;&quot;  --  &quot;&amp;[.E136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7]&amp;&quot;  --  &quot;&amp;[.E137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8]&amp;&quot;  --  &quot;&amp;[.E138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9]&amp;&quot;  --  &quot;&amp;[.E139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40]&amp;&quot;  --  &quot;&amp;[.E140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2]&amp;&quot;  --  &quot;&amp;[.E142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3]&amp;&quot;  --  &quot;&amp;[.E143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4]&amp;&quot;  --  &quot;&amp;[.E144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5]&amp;&quot;  --  &quot;&amp;[.E145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6]&amp;&quot;  --  &quot;&amp;[.E146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7]&amp;&quot;  --  &quot;&amp;[.E147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8]&amp;&quot;  --  &quot;&amp;[.E148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9]&amp;&quot;  --  &quot;&amp;[.E149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50]&amp;&quot;  --  &quot;&amp;[.E150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1]&amp;&quot;  --  &quot;&amp;[.E151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2]&amp;&quot;  --  &quot;&amp;[.E152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3]&amp;&quot;  --  &quot;&amp;[.E153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4]&amp;&quot;  --  &quot;&amp;[.E154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5]&amp;&quot;  --  &quot;&amp;[.E155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6]&amp;&quot;  --  &quot;&amp;[.E156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8]&amp;&quot;  --  &quot;&amp;[.E158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9]&amp;&quot;  --  &quot;&amp;[.E159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60]&amp;&quot;  --  &quot;&amp;[.E160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1]&amp;&quot;  --  &quot;&amp;[.E161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2]&amp;&quot;  --  &quot;&amp;[.E162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3]&amp;&quot;  --  &quot;&amp;[.E163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4]&amp;&quot;  --  &quot;&amp;[.E164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5]&amp;&quot;  --  &quot;&amp;[.E165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6]&amp;&quot;  --  &quot;&amp;[.E166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7]&amp;&quot;  --  &quot;&amp;[.E167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8]&amp;&quot;  --  &quot;&amp;[.E168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9]&amp;&quot;  --  &quot;&amp;[.E169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70]&amp;&quot;  --  &quot;&amp;[.E170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1]&amp;&quot;  --  &quot;&amp;[.E171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2]&amp;&quot;  --  &quot;&amp;[.E172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3]&amp;&quot;  --  &quot;&amp;[.E173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4]&amp;&quot;  --  &quot;&amp;[.E174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5]&amp;&quot;  --  &quot;&amp;[.E175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6]&amp;&quot;  --  &quot;&amp;[.E176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7]&amp;&quot;  --  &quot;&amp;[.E177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8]&amp;&quot;  --  &quot;&amp;[.E178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9]&amp;&quot;  --  &quot;&amp;[.E179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0]&amp;&quot;  --  &quot;&amp;[.E180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1]&amp;&quot;  --  &quot;&amp;[.E181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2]&amp;&quot;  --  &quot;&amp;[.E182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4]&amp;&quot;  --  &quot;&amp;[.E184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6]&amp;&quot;  --  &quot;&amp;[.E186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7]&amp;&quot;  --  &quot;&amp;[.E187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8]&amp;&quot;  --  &quot;&amp;[.E188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9]&amp;&quot;  --  &quot;&amp;[.E189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90]&amp;&quot;  --  &quot;&amp;[.E190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1]&amp;&quot;  --  &quot;&amp;[.E191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3]&amp;&quot;  --  &quot;&amp;[.E193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5]&amp;&quot;  --  &quot;&amp;[.E195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7]&amp;&quot;  --  &quot;&amp;[.E197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8]&amp;&quot;  --  &quot;&amp;[.E198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200]&amp;&quot;  --  &quot;&amp;[.E200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2]&amp;&quot;  --  &quot;&amp;[.E202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4]&amp;&quot;  --  &quot;&amp;[.E204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5]&amp;&quot;  --  &quot;&amp;[.E205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6]&amp;&quot;  --  &quot;&amp;[.E206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7]&amp;&quot;  --  &quot;&amp;[.E207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8]&amp;&quot;  --  &quot;&amp;[.E208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9]&amp;&quot;  --  &quot;&amp;[.E209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0]&amp;&quot;  --  &quot;&amp;[.E210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1]&amp;&quot;  --  &quot;&amp;[.E211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2]&amp;&quot;  --  &quot;&amp;[.E212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3]&amp;&quot;  --  &quot;&amp;[.E213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4]&amp;&quot;  --  &quot;&amp;[.E214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5]&amp;&quot;  --  &quot;&amp;[.E215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6]&amp;&quot;  --  &quot;&amp;[.E216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7]&amp;&quot;  --  &quot;&amp;[.E217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8]&amp;&quot;  --  &quot;&amp;[.E218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9]&amp;&quot;  --  &quot;&amp;[.E219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20]&amp;&quot;  --  &quot;&amp;[.E220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1]&amp;&quot;  --  &quot;&amp;[.E221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2]&amp;&quot;  --  &quot;&amp;[.E222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4]&amp;&quot;  --  &quot;&amp;[.E224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6]&amp;&quot;  --  &quot;&amp;[.E226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7]&amp;&quot;  --  &quot;&amp;[.E227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8]&amp;&quot;  --  &quot;&amp;[.E228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30]&amp;&quot;  --  &quot;&amp;[.E230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1]&amp;&quot;  --  &quot;&amp;[.E231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3]&amp;&quot;  --  &quot;&amp;[.E233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5]&amp;&quot;  --  &quot;&amp;[.E235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7]&amp;&quot;  --  &quot;&amp;[.E237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8]&amp;&quot;  --  &quot;&amp;[.E238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40]&amp;&quot;  --  &quot;&amp;[.E240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2]&amp;&quot;  --  &quot;&amp;[.E242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4]&amp;&quot;  --  &quot;&amp;[.E244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8]&amp;&quot;  --  &quot;&amp;[.E248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2]&amp;&quot;  --  &quot;&amp;[.E252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6]&amp;&quot;  --  &quot;&amp;[.E256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7]&amp;&quot;  --  &quot;&amp;[.E257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8]&amp;&quot;  --  &quot;&amp;[.E258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9]&amp;&quot;  --  &quot;&amp;[.E259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60]&amp;&quot;  --  &quot;&amp;[.E260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1]&amp;&quot;  --  &quot;&amp;[.E261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2]&amp;&quot;  --  &quot;&amp;[.E262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3]&amp;&quot;  --  &quot;&amp;[.E263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4]&amp;&quot;  --  &quot;&amp;[.E264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5]&amp;&quot;  --  &quot;&amp;[.E265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6]&amp;&quot;  --  &quot;&amp;[.E266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7]&amp;&quot;  --  &quot;&amp;[.E267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9]&amp;&quot;  --  &quot;&amp;[.E269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70]&amp;&quot;  --  &quot;&amp;[.E270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1]&amp;&quot;  --  &quot;&amp;[.E271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2]&amp;&quot;  --  &quot;&amp;[.E272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3]&amp;&quot;  --  &quot;&amp;[.E273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4]&amp;&quot;  --  &quot;&amp;[.E274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5]&amp;&quot;  --  &quot;&amp;[.E275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6]&amp;&quot;  --  &quot;&amp;[.E276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7]&amp;&quot;  --  &quot;&amp;[.E277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8]&amp;&quot;  --  &quot;&amp;[.E278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9]&amp;&quot;  --  &quot;&amp;[.E279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80]&amp;&quot;  --  &quot;&amp;[.E280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1]&amp;&quot;  --  &quot;&amp;[.E281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2]&amp;&quot;  --  &quot;&amp;[.E282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3]&amp;&quot;  --  &quot;&amp;[.E283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4]&amp;&quot;  --  &quot;&amp;[.E284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5]&amp;&quot;  --  &quot;&amp;[.E285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6]&amp;&quot;  --  &quot;&amp;[.E286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7]&amp;&quot;  --  &quot;&amp;[.E287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8]&amp;&quot;  --  &quot;&amp;[.E288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0]&amp;&quot;  --  &quot;&amp;[.E290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2]&amp;&quot;  --  &quot;&amp;[.E292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4]&amp;&quot;  --  &quot;&amp;[.E294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5]&amp;&quot;  --  &quot;&amp;[.E295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7]&amp;&quot;  --  &quot;&amp;[.E297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9]&amp;&quot;  --  &quot;&amp;[.E299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1]&amp;&quot;  --  &quot;&amp;[.E301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2]&amp;&quot;  --  &quot;&amp;[.E302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3]&amp;&quot;  --  &quot;&amp;[.E303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4]&amp;&quot;  --  &quot;&amp;[.E304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5]&amp;&quot;  --  &quot;&amp;[.E305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7]&amp;&quot;  --  &quot;&amp;[.E307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8]&amp;&quot;  --  &quot;&amp;[.E308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9]&amp;&quot;  --  &quot;&amp;[.E309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10]&amp;&quot;  --  &quot;&amp;[.E310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1]&amp;&quot;  --  &quot;&amp;[.E311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2]&amp;&quot;  --  &quot;&amp;[.E312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3]&amp;&quot;  --  &quot;&amp;[.E313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4]&amp;&quot;  --  &quot;&amp;[.E314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5]&amp;&quot;  --  &quot;&amp;[.E315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6]&amp;&quot;  --  &quot;&amp;[.E316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7]&amp;&quot;  --  &quot;&amp;[.E317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8]&amp;&quot;  --  &quot;&amp;[.E318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9]&amp;&quot;  --  &quot;&amp;[.E319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0]&amp;&quot;  --  &quot;&amp;[.E320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1]&amp;&quot;  --  &quot;&amp;[.E321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2]&amp;&quot;  --  &quot;&amp;[.E322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3]&amp;&quot;  --  &quot;&amp;[.E323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4]&amp;&quot;  --  &quot;&amp;[.E324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5]&amp;&quot;  --  &quot;&amp;[.E325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6]&amp;&quot;  --  &quot;&amp;[.E326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7]&amp;&quot;  --  &quot;&amp;[.E327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8]&amp;&quot;  --  &quot;&amp;[.E328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9]&amp;&quot;  --  &quot;&amp;[.E329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30]&amp;&quot;  --  &quot;&amp;[.E330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1]&amp;&quot;  --  &quot;&amp;[.E331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2]&amp;&quot;  --  &quot;&amp;[.E332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3]&amp;&quot;  --  &quot;&amp;[.E333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4]&amp;&quot;  --  &quot;&amp;[.E334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5]&amp;&quot;  --  &quot;&amp;[.E335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6]&amp;&quot;  --  &quot;&amp;[.E336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8]&amp;&quot;  --  &quot;&amp;[.E338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40]&amp;&quot;  --  &quot;&amp;[.E340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1]&amp;&quot;  --  &quot;&amp;[.E341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2]&amp;&quot;  --  &quot;&amp;[.E342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3]&amp;&quot;  --  &quot;&amp;[.E343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4]&amp;&quot;  --  &quot;&amp;[.E344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6]&amp;&quot;  --  &quot;&amp;[.E346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7]&amp;&quot;  --  &quot;&amp;[.E347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50]&amp;&quot;  --  &quot;&amp;[.E350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1]&amp;&quot;  --  &quot;&amp;[.E351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2]&amp;&quot;  --  &quot;&amp;[.E352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3]&amp;&quot;  --  &quot;&amp;[.E353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4]&amp;&quot;  --  &quot;&amp;[.E354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5]&amp;&quot;  --  &quot;&amp;[.E355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6]&amp;&quot;  --  &quot;&amp;[.E356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7]&amp;&quot;  --  &quot;&amp;[.E357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8]&amp;&quot;  --  &quot;&amp;[.E358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9]&amp;&quot;  --  &quot;&amp;[.E359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60]&amp;&quot;  --  &quot;&amp;[.E360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3]&amp;&quot;  --  &quot;&amp;[.E363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4]&amp;&quot;  --  &quot;&amp;[.E364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5]&amp;&quot;  --  &quot;&amp;[.E365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6]&amp;&quot;  --  &quot;&amp;[.E366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7]&amp;&quot;  --  &quot;&amp;[.E367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8]&amp;&quot;  --  &quot;&amp;[.E368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9]&amp;&quot;  --  &quot;&amp;[.E369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0]&amp;&quot;  --  &quot;&amp;[.E370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1]&amp;&quot;  --  &quot;&amp;[.E371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2]&amp;&quot;  --  &quot;&amp;[.E372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3]&amp;&quot;  --  &quot;&amp;[.E373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4]&amp;&quot;  --  &quot;&amp;[.E374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5]&amp;&quot;  --  &quot;&amp;[.E375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6]&amp;&quot;  --  &quot;&amp;[.E376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7]&amp;&quot;  --  &quot;&amp;[.E377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8]&amp;&quot;  --  &quot;&amp;[.E378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9]&amp;&quot;  --  &quot;&amp;[.E379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80]&amp;&quot;  --  &quot;&amp;[.E380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1]&amp;&quot;  --  &quot;&amp;[.E381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2]&amp;&quot;  --  &quot;&amp;[.E382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3]&amp;&quot;  --  &quot;&amp;[.E383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3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9:Sheet2.Q383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4:38:18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26T14:53:29.600000000</dc:date>
    <meta:editing-duration>P7DT3H52M52S</meta:editing-duration>
    <meta:editing-cycles>116</meta:editing-cycles>
    <meta:generator>LibreOffice/7.5.4.2$Windows_X86_64 LibreOffice_project/36ccfdc35048b057fd9854c757a8b67ec53977b6</meta:generator>
    <meta:document-statistic meta:table-count="2" meta:cell-count="8794" meta:object-count="0"/>
  </office:meta>
</office:document-meta>
</file>